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8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.8cm"/>
    </style:style>
    <style:style style:name="gr4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05cm" fo:min-width="2.6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3.6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3.1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3.5cm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2.7cm"/>
    </style:style>
    <style:style style:name="gr10" style:family="graphic" style:parent-style-name="standard">
      <style:graphic-properties svg:stroke-color="#00a933" draw:fill="solid" draw:fill-color="#81d41a" draw:textarea-horizontal-align="justify" draw:textarea-vertical-align="middle" draw:auto-grow-height="false" fo:min-height="1.55cm" fo:min-width="3.7cm"/>
    </style:style>
    <style:style style:name="gr11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25cm" fo:min-width="3.1cm"/>
    </style:style>
    <style:style style:name="gr12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35cm" fo:min-width="3.9cm"/>
    </style:style>
    <style:style style:name="gr13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95cm" fo:min-width="3.8cm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16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15cm" fo:min-width="2.9cm"/>
    </style:style>
    <style:style style:name="gr17" style:family="graphic" style:parent-style-name="standard">
      <style:graphic-properties svg:stroke-color="#00a933" draw:fill="solid" draw:fill-color="#81d41a" draw:textarea-horizontal-align="justify" draw:textarea-vertical-align="middle" draw:auto-grow-height="false" fo:min-height="1.15cm" fo:min-width="3.5cm"/>
    </style:style>
    <style:style style:name="gr18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15cm" fo:min-width="3.9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3" draw:id="id13" draw:layer="layout" svg:width="3.2cm" svg:height="1.3cm" svg:x="2cm" svg:y="21cm">
          <text:p text:style-name="P1">Cold embrace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.3cm" svg:height="1.6cm" svg:x="7.2cm" svg:y="22cm">
          <text:p text:style-name="P1">Immortal gaze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3cm" svg:height="1.6cm" svg:x="14.1cm" svg:y="11.1cm">
          <text:p text:style-name="P1">Marked for dea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3.1cm" svg:height="1.3cm" svg:x="8cm" svg:y="1cm">
          <text:p text:style-name="P1">Bone spur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4.1cm" svg:height="1.1cm" svg:x="14.5cm" svg:y="1.3cm">
          <text:p text:style-name="P1">Reconstruc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xml:id="id1" draw:id="id1" draw:layer="layout" svg:width="3.2cm" svg:height="1.6cm" svg:x="1.6cm" svg:y="1.9cm">
          <text:p text:style-name="P1">Bone erupt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18" draw:id="id18" draw:layer="layout" svg:width="3.6cm" svg:height="1.2cm" svg:x="14.2cm" svg:y="24.1cm">
          <text:p text:style-name="P1">Pale face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4cm" svg:height="1.3cm" svg:x="14.6cm" svg:y="8.1cm">
          <text:p text:style-name="P1">Hands of the anci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0" draw:id="id10" draw:layer="layout" svg:width="3.2cm" svg:height="1.5cm" svg:x="7.6cm" svg:y="14.4cm">
          <text:p text:style-name="P1">Bursting bodies</text:p>
          <draw:enhanced-geometry svg:viewBox="0 0 21600 21600" draw:type="rectangle" draw:enhanced-path="M 0 0 L 21600 0 21600 21600 0 21600 0 0 Z N"/>
        </draw:custom-shape>
        <draw:custom-shape draw:style-name="gr10" draw:text-style-name="P3" xml:id="id3" draw:id="id3" draw:layer="layout" svg:width="4.2cm" svg:height="1.8cm" svg:x="7.3cm" svg:y="4cm">
          <text:p text:style-name="P1">Unnatural feast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" draw:id="id15" draw:layer="layout" svg:width="3.6cm" svg:height="1.5cm" svg:x="13.5cm" svg:y="18.1cm">
          <text:p text:style-name="P1">Old knowledge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4.4cm" svg:height="1.6cm" svg:x="7.1cm" svg:y="18.5cm">
          <text:p text:style-name="P1">Soul burning cries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xml:id="id6" draw:id="id6" draw:layer="layout" svg:width="4.3cm" svg:height="1.2cm" svg:x="15cm" svg:y="4.4cm">
          <text:p text:style-name="P1">Regene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2" draw:id="id12" draw:layer="layout" svg:width="3.7cm" svg:height="1.6cm" svg:x="13.7cm" svg:y="15.3cm">
          <text:p text:style-name="P1">Unnatural vigor</text:p>
          <draw:enhanced-geometry svg:viewBox="0 0 21600 21600" draw:type="rectangle" draw:enhanced-path="M 0 0 L 21600 0 21600 21600 0 21600 0 0 Z N"/>
        </draw:custom-shape>
        <draw:custom-shape draw:style-name="gr15" draw:text-style-name="P1" xml:id="id8" draw:id="id8" draw:layer="layout" svg:width="3cm" svg:height="1.6cm" svg:x="1.7cm" svg:y="12.3cm">
          <text:p text:style-name="P1">Rise the dead</text:p>
          <draw:enhanced-geometry svg:viewBox="0 0 21600 21600" draw:type="rectangle" draw:enhanced-path="M 0 0 L 21600 0 21600 21600 0 21600 0 0 Z N"/>
        </draw:custom-shape>
        <draw:custom-shape draw:style-name="gr16" draw:text-style-name="P2" xml:id="id17" draw:id="id17" draw:layer="layout" svg:width="3.4cm" svg:height="1.4cm" svg:x="13.7cm" svg:y="20.5cm">
          <text:p text:style-name="P1">Chilled to the bones</text:p>
          <draw:enhanced-geometry svg:viewBox="0 0 21600 21600" draw:type="rectangle" draw:enhanced-path="M 0 0 L 21600 0 21600 21600 0 21600 0 0 Z N"/>
        </draw:custom-shape>
        <draw:custom-shape draw:style-name="gr17" draw:text-style-name="P3" xml:id="id9" draw:id="id9" draw:layer="layout" svg:width="4cm" svg:height="1.4cm" svg:x="7.2cm" svg:y="11.6cm">
          <text:p text:style-name="P1">Infuse death</text:p>
          <draw:enhanced-geometry svg:viewBox="0 0 21600 21600" draw:type="rectangle" draw:enhanced-path="M 0 0 L 21600 0 21600 21600 0 21600 0 0 Z N"/>
        </draw:custom-shape>
        <draw:custom-shape draw:style-name="gr18" draw:text-style-name="P2" xml:id="id4" draw:id="id4" draw:layer="layout" svg:width="4.4cm" svg:height="1.4cm" svg:x="7.1cm" svg:y="7.7cm">
          <text:p text:style-name="P1">Bone cuirass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4.8cm" svg:y1="2.7cm" svg:x2="8cm" svg:y2="1.65cm" draw:start-shape="id1" draw:start-glue-point="1" draw:end-shape="id2" draw:end-glue-point="3" svg:d="M4800 2700l3200-1050" svg:viewBox="0 0 3201 1051">
          <text:p/>
        </draw:connector>
        <draw:connector draw:style-name="gr19" draw:text-style-name="P4" draw:layer="layout" draw:type="line" svg:x1="4.8cm" svg:y1="2.7cm" svg:x2="7.3cm" svg:y2="4.9cm" draw:start-shape="id1" draw:start-glue-point="1" draw:end-shape="id3" draw:end-glue-point="3" svg:d="M4800 2700l2500 2200" svg:viewBox="0 0 2501 2201">
          <text:p/>
        </draw:connector>
        <draw:connector draw:style-name="gr19" draw:text-style-name="P4" draw:layer="layout" draw:type="line" svg:x1="4.8cm" svg:y1="2.7cm" svg:x2="7.1cm" svg:y2="8.4cm" draw:start-shape="id1" draw:start-glue-point="1" draw:end-shape="id4" draw:end-glue-point="3" svg:d="M4800 2700l2300 5700" svg:viewBox="0 0 2301 5701">
          <text:p/>
        </draw:connector>
        <draw:connector draw:style-name="gr19" draw:text-style-name="P4" draw:layer="layout" draw:type="line" svg:x1="11.1cm" svg:y1="1.65cm" svg:x2="14.5cm" svg:y2="1.85cm" draw:start-shape="id2" draw:start-glue-point="1" draw:end-shape="id5" draw:end-glue-point="3" svg:d="M11100 1650l3400 200" svg:viewBox="0 0 3401 201">
          <text:p/>
        </draw:connector>
        <draw:connector draw:style-name="gr19" draw:text-style-name="P4" draw:layer="layout" draw:type="line" svg:x1="11.5cm" svg:y1="4.9cm" svg:x2="15cm" svg:y2="5cm" draw:start-shape="id3" draw:start-glue-point="1" draw:end-shape="id6" draw:end-glue-point="3" svg:d="M11500 4900l3500 100" svg:viewBox="0 0 3501 101">
          <text:p/>
        </draw:connector>
        <draw:connector draw:style-name="gr19" draw:text-style-name="P4" draw:layer="layout" draw:type="line" svg:x1="11.5cm" svg:y1="8.4cm" svg:x2="14.6cm" svg:y2="8.75cm" draw:start-shape="id4" draw:start-glue-point="1" draw:end-shape="id7" draw:end-glue-point="3" svg:d="M11500 8400l3100 350" svg:viewBox="0 0 3101 351">
          <text:p/>
        </draw:connector>
        <draw:connector draw:style-name="gr19" draw:text-style-name="P4" draw:layer="layout" draw:type="line" svg:x1="4.7cm" svg:y1="13.1cm" svg:x2="7.1cm" svg:y2="8.4cm" draw:start-shape="id8" draw:start-glue-point="1" draw:end-shape="id4" draw:end-glue-point="3" svg:d="M4700 13100l2400-4700" svg:viewBox="0 0 2401 4701">
          <text:p/>
        </draw:connector>
        <draw:connector draw:style-name="gr19" draw:text-style-name="P4" draw:layer="layout" draw:type="line" svg:x1="4.7cm" svg:y1="13.1cm" svg:x2="7.2cm" svg:y2="12.3cm" draw:start-shape="id8" draw:start-glue-point="1" draw:end-shape="id9" draw:end-glue-point="3" svg:d="M4700 13100l2500-800" svg:viewBox="0 0 2501 801">
          <text:p/>
        </draw:connector>
        <draw:connector draw:style-name="gr19" draw:text-style-name="P4" draw:layer="layout" draw:type="line" svg:x1="4.7cm" svg:y1="13.1cm" svg:x2="7.6cm" svg:y2="15.15cm" draw:start-shape="id8" draw:start-glue-point="1" draw:end-shape="id10" draw:end-glue-point="3" svg:d="M4700 13100l2900 2050" svg:viewBox="0 0 2901 2051">
          <text:p/>
        </draw:connector>
        <draw:connector draw:style-name="gr19" draw:text-style-name="P4" draw:layer="layout" draw:type="line" svg:x1="11.2cm" svg:y1="12.3cm" svg:x2="14.1cm" svg:y2="11.9cm" draw:start-shape="id9" draw:start-glue-point="1" draw:end-shape="id11" draw:end-glue-point="3" svg:d="M11200 12300l2900-400" svg:viewBox="0 0 2901 401">
          <text:p/>
        </draw:connector>
        <draw:connector draw:style-name="gr19" draw:text-style-name="P4" draw:layer="layout" draw:type="line" svg:x1="10.8cm" svg:y1="15.15cm" svg:x2="13.7cm" svg:y2="16.1cm" draw:start-shape="id10" draw:start-glue-point="1" draw:end-shape="id12" draw:end-glue-point="3" svg:d="M10800 15150l2900 950" svg:viewBox="0 0 2901 951">
          <text:p/>
        </draw:connector>
        <draw:connector draw:style-name="gr19" draw:text-style-name="P4" draw:layer="layout" draw:type="line" svg:x1="5.2cm" svg:y1="21.65cm" svg:x2="7.1cm" svg:y2="19.3cm" draw:start-shape="id13" draw:start-glue-point="1" draw:end-shape="id14" draw:end-glue-point="3" svg:d="M5200 21650l1900-2350" svg:viewBox="0 0 1901 2351">
          <text:p/>
        </draw:connector>
        <draw:connector draw:style-name="gr19" draw:text-style-name="P4" draw:layer="layout" draw:type="line" svg:x1="11.5cm" svg:y1="19.3cm" svg:x2="13.7cm" svg:y2="16.1cm" draw:start-shape="id14" draw:start-glue-point="1" draw:end-shape="id12" draw:end-glue-point="3" svg:d="M11500 19300l2200-3200" svg:viewBox="0 0 2201 3201">
          <text:p/>
        </draw:connector>
        <draw:connector draw:style-name="gr19" draw:text-style-name="P4" draw:layer="layout" draw:type="line" svg:x1="11.5cm" svg:y1="19.3cm" svg:x2="13.5cm" svg:y2="18.85cm" draw:start-shape="id14" draw:start-glue-point="1" draw:end-shape="id15" draw:end-glue-point="3" svg:d="M11500 19300l2000-450" svg:viewBox="0 0 2001 451">
          <text:p/>
        </draw:connector>
        <draw:connector draw:style-name="gr19" draw:text-style-name="P4" draw:layer="layout" draw:type="line" svg:x1="11.5cm" svg:y1="22.8cm" svg:x2="13.7cm" svg:y2="21.2cm" draw:start-shape="id16" draw:start-glue-point="1" draw:end-shape="id17" draw:end-glue-point="3" svg:d="M11500 22800l2200-1600" svg:viewBox="0 0 2201 1601">
          <text:p/>
        </draw:connector>
        <draw:connector draw:style-name="gr19" draw:text-style-name="P4" draw:layer="layout" draw:type="line" svg:x1="11.5cm" svg:y1="22.8cm" svg:x2="14.2cm" svg:y2="24.7cm" draw:start-shape="id16" draw:start-glue-point="1" draw:end-shape="id18" draw:end-glue-point="3" svg:d="M11500 22800l2700 1900" svg:viewBox="0 0 2701 1901">
          <text:p/>
        </draw:connector>
        <draw:connector draw:style-name="gr19" draw:text-style-name="P4" draw:layer="layout" draw:type="line" svg:x1="5.2cm" svg:y1="21.65cm" svg:x2="7.2cm" svg:y2="22.8cm" draw:start-shape="id13" draw:start-glue-point="1" draw:end-shape="id16" draw:end-glue-point="3" svg:d="M5200 21650l2000 1150" svg:viewBox="0 0 200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4T21:18:42.339000000</meta:creation-date>
    <dc:date>2023-03-11T11:27:02.974000000</dc:date>
    <meta:editing-duration>PT37M13S</meta:editing-duration>
    <meta:editing-cycles>7</meta:editing-cycles>
    <meta:generator>LibreOffice/6.2.6.2$Windows_X86_64 LibreOffice_project/684e730861356e74889dfe6dbddd3562aae2e6ad</meta:generator>
    <meta:document-statistic meta:object-count="35"/>
  </office:meta>
</office:document-meta>
</file>